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f5f" officeooo:paragraph-rsid="00135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e de tex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18:16.521659085</meta:creation-date>
    <dc:date>2017-11-08T16:19:21.225586028</dc:date>
    <meta:editing-duration>PT1M6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3.1.2$Linux_X86_64 LibreOffice_project/30m0$Build-2</meta:generator>
  </office:meta>
</office:document-meta>
</file>